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4.092cm" svg:height="9.097cm" svg:x="1.735cm" svg:y="3.442cm">
            <draw:object draw:notify-on-update-of-ranges="Sheet1.A1:Sheet1.C12 Sheet1.D1:Sheet1.D12 Sheet1.E1:Sheet1.E12 Sheet1.F1:Sheet1.F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>
            <text:p>PingPong</text:p>
          </table:table-cell>
          <table:table-cell table:style-name="ce1" office:value-type="string">
            <text:p>volatile</text:p>
          </table:table-cell>
          <table:table-cell table:style-name="ce1" office:value-type="string">
            <text:p>cross</text:p>
          </table:table-cell>
          <table:table-cell office:value-type="float" office:value="1022134106">
            <text:p>1022134106</text:p>
          </table:table-cell>
          <table:table-cell office:value-type="float" office:value="1034827646">
            <text:p>1034827646</text:p>
          </table:table-cell>
          <table:table-cell office:value-type="float" office:value="1091126801">
            <text:p>1091126801</text:p>
          </table:table-cell>
        </table:table-row>
        <table:table-row table:style-name="ro1">
          <table:table-cell table:style-name="ce1" office:value-type="string">
            <text:p>PingPong</text:p>
          </table:table-cell>
          <table:table-cell table:style-name="ce1" office:value-type="string">
            <text:p>volatile</text:p>
          </table:table-cell>
          <table:table-cell table:style-name="ce1" office:value-type="string">
            <text:p>same</text:p>
          </table:table-cell>
          <table:table-cell office:value-type="float" office:value="357572449">
            <text:p>357572449</text:p>
          </table:table-cell>
          <table:table-cell office:value-type="float" office:value="391594934">
            <text:p>391594934</text:p>
          </table:table-cell>
          <table:table-cell office:value-type="float" office:value="440630282">
            <text:p>440630282</text:p>
          </table:table-cell>
        </table:table-row>
        <table:table-row table:style-name="ro1">
          <table:table-cell table:style-name="ce1" office:value-type="string">
            <text:p>PingPong</text:p>
          </table:table-cell>
          <table:table-cell table:style-name="ce1" office:value-type="string">
            <text:p>ordered</text:p>
          </table:table-cell>
          <table:table-cell table:style-name="ce1" office:value-type="string">
            <text:p>cross</text:p>
          </table:table-cell>
          <table:table-cell office:value-type="float" office:value="1027446532">
            <text:p>1027446532</text:p>
          </table:table-cell>
          <table:table-cell office:value-type="float" office:value="1057875293">
            <text:p>1057875293</text:p>
          </table:table-cell>
          <table:table-cell office:value-type="float" office:value="1120122236">
            <text:p>1120122236</text:p>
          </table:table-cell>
        </table:table-row>
        <table:table-row table:style-name="ro1">
          <table:table-cell table:style-name="ce1" office:value-type="string">
            <text:p>PingPong</text:p>
          </table:table-cell>
          <table:table-cell table:style-name="ce1" office:value-type="string">
            <text:p>ordered</text:p>
          </table:table-cell>
          <table:table-cell table:style-name="ce1" office:value-type="string">
            <text:p>same</text:p>
          </table:table-cell>
          <table:table-cell office:value-type="float" office:value="315666803">
            <text:p>315666803</text:p>
          </table:table-cell>
          <table:table-cell office:value-type="float" office:value="321409067">
            <text:p>321409067</text:p>
          </table:table-cell>
          <table:table-cell office:value-type="float" office:value="357232602">
            <text:p>357232602</text:p>
          </table:table-cell>
        </table:table-row>
        <table:table-row table:style-name="ro1">
          <table:table-cell table:style-name="ce1" office:value-type="string">
            <text:p>PingPong</text:p>
          </table:table-cell>
          <table:table-cell table:style-name="ce1" office:value-type="string">
            <text:p>direct</text:p>
          </table:table-cell>
          <table:table-cell table:style-name="ce1" office:value-type="string">
            <text:p>cross</text:p>
          </table:table-cell>
          <table:table-cell office:value-type="float" office:value="1055479637">
            <text:p>1055479637</text:p>
          </table:table-cell>
          <table:table-cell office:value-type="float" office:value="1073287164">
            <text:p>1073287164</text:p>
          </table:table-cell>
          <table:table-cell office:value-type="float" office:value="1111428790">
            <text:p>1111428790</text:p>
          </table:table-cell>
        </table:table-row>
        <table:table-row table:style-name="ro1">
          <table:table-cell table:style-name="ce1" office:value-type="string">
            <text:p>PingPong</text:p>
          </table:table-cell>
          <table:table-cell table:style-name="ce1" office:value-type="string">
            <text:p>direct</text:p>
          </table:table-cell>
          <table:table-cell table:style-name="ce1" office:value-type="string">
            <text:p>same</text:p>
          </table:table-cell>
          <table:table-cell office:value-type="float" office:value="344566416">
            <text:p>344566416</text:p>
          </table:table-cell>
          <table:table-cell office:value-type="float" office:value="356478971">
            <text:p>356478971</text:p>
          </table:table-cell>
          <table:table-cell office:value-type="float" office:value="425267846">
            <text:p>425267846</text:p>
          </table:table-cell>
        </table:table-row>
        <table:table-row table:style-name="ro2">
          <table:table-cell table:style-name="ce1" office:value-type="string">
            <text:p>Catchup</text:p>
          </table:table-cell>
          <table:table-cell table:style-name="ce1" office:value-type="string">
            <text:p>volatile</text:p>
          </table:table-cell>
          <table:table-cell table:style-name="ce1" office:value-type="string">
            <text:p>cross</text:p>
          </table:table-cell>
          <table:table-cell office:value-type="float" office:value="5199327136">
            <text:p>5199327136</text:p>
          </table:table-cell>
          <table:table-cell office:value-type="float" office:value="5943805143">
            <text:p>5943805143</text:p>
          </table:table-cell>
          <table:table-cell office:value-type="float" office:value="6362696036">
            <text:p>6362696036</text:p>
          </table:table-cell>
        </table:table-row>
        <table:table-row table:style-name="ro2">
          <table:table-cell table:style-name="ce1" office:value-type="string">
            <text:p>Catchup</text:p>
          </table:table-cell>
          <table:table-cell table:style-name="ce1" office:value-type="string">
            <text:p>volatile</text:p>
          </table:table-cell>
          <table:table-cell table:style-name="ce1" office:value-type="string">
            <text:p>same</text:p>
          </table:table-cell>
          <table:table-cell office:value-type="float" office:value="1766448985">
            <text:p>1766448985</text:p>
          </table:table-cell>
          <table:table-cell office:value-type="float" office:value="1782415543">
            <text:p>1782415543</text:p>
          </table:table-cell>
          <table:table-cell office:value-type="float" office:value="1797257086">
            <text:p>1797257086</text:p>
          </table:table-cell>
        </table:table-row>
        <table:table-row table:style-name="ro2">
          <table:table-cell table:style-name="ce1" office:value-type="string">
            <text:p>Catchup</text:p>
          </table:table-cell>
          <table:table-cell table:style-name="ce1" office:value-type="string">
            <text:p>ordered</text:p>
          </table:table-cell>
          <table:table-cell table:style-name="ce1" office:value-type="string">
            <text:p>cross</text:p>
          </table:table-cell>
          <table:table-cell office:value-type="float" office:value="1098895977">
            <text:p>1098895977</text:p>
          </table:table-cell>
          <table:table-cell office:value-type="float" office:value="1219711815">
            <text:p>1219711815</text:p>
          </table:table-cell>
          <table:table-cell office:value-type="float" office:value="1462902618">
            <text:p>1462902618</text:p>
          </table:table-cell>
        </table:table-row>
        <table:table-row table:style-name="ro2">
          <table:table-cell table:style-name="ce1" office:value-type="string">
            <text:p>Catchup</text:p>
          </table:table-cell>
          <table:table-cell table:style-name="ce1" office:value-type="string">
            <text:p>ordered</text:p>
          </table:table-cell>
          <table:table-cell table:style-name="ce1" office:value-type="string">
            <text:p>same</text:p>
          </table:table-cell>
          <table:table-cell office:value-type="float" office:value="639237960">
            <text:p>639237960</text:p>
          </table:table-cell>
          <table:table-cell office:value-type="float" office:value="653833734">
            <text:p>653833734</text:p>
          </table:table-cell>
          <table:table-cell office:value-type="float" office:value="759319043">
            <text:p>759319043</text:p>
          </table:table-cell>
        </table:table-row>
        <table:table-row table:style-name="ro2">
          <table:table-cell table:style-name="ce1" office:value-type="string">
            <text:p>Catchup</text:p>
          </table:table-cell>
          <table:table-cell table:style-name="ce1" office:value-type="string">
            <text:p>direct</text:p>
          </table:table-cell>
          <table:table-cell table:style-name="ce1" office:value-type="string">
            <text:p>cross</text:p>
          </table:table-cell>
          <table:table-cell office:value-type="float" office:value="922773657">
            <text:p>922773657</text:p>
          </table:table-cell>
          <table:table-cell office:value-type="float" office:value="1084798564">
            <text:p>1084798564</text:p>
          </table:table-cell>
          <table:table-cell office:value-type="float" office:value="1153371245">
            <text:p>1153371245</text:p>
          </table:table-cell>
        </table:table-row>
        <table:table-row table:style-name="ro2">
          <table:table-cell table:style-name="ce1" office:value-type="string">
            <text:p>Catchup</text:p>
          </table:table-cell>
          <table:table-cell table:style-name="ce1" office:value-type="string">
            <text:p>direct</text:p>
          </table:table-cell>
          <table:table-cell table:style-name="ce1" office:value-type="string">
            <text:p>same</text:p>
          </table:table-cell>
          <table:table-cell office:value-type="float" office:value="187877892">
            <text:p>187877892</text:p>
          </table:table-cell>
          <table:table-cell office:value-type="float" office:value="189967109">
            <text:p>189967109</text:p>
          </table:table-cell>
          <table:table-cell office:value-type="float" office:value="200012894">
            <text:p>200012894</text:p>
          </table:table-cell>
        </table:table-row>
        <table:table-row table:style-name="ro2" table:number-rows-repeated="104856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pp12" table:style-name="ta1">
        <table:shapes>
          <draw:frame draw:z-index="0" draw:style-name="gr1" svg:width="33.178cm" svg:height="12.939cm" svg:x="0.578cm" svg:y="0.107cm">
            <draw:object draw:notify-on-update-of-ranges="pp12.A1:pp12.C12 pp12.D1:pp12.D12 pp12.E1:pp12.E12 pp12.F1:pp12.F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2">
          <table:table-cell office:value-type="string">
            <text:p>volatile</text:p>
          </table:table-cell>
          <table:table-cell office:value-type="string">
            <text:p><text:s/>single</text:p>
          </table:table-cell>
          <table:table-cell office:value-type="string">
            <text:p><text:s/>plain</text:p>
          </table:table-cell>
          <table:table-cell office:value-type="float" office:value="1043637391">
            <text:p>1043637391</text:p>
          </table:table-cell>
          <table:table-cell office:value-type="float" office:value="1114573544">
            <text:p>1114573544</text:p>
          </table:table-cell>
          <table:table-cell office:value-type="float" office:value="1675829113">
            <text:p>1675829113</text:p>
          </table:table-cell>
        </table:table-row>
        <table:table-row table:style-name="ro2">
          <table:table-cell office:value-type="string">
            <text:p>volatile</text:p>
          </table:table-cell>
          <table:table-cell office:value-type="string">
            <text:p><text:s/>single</text:p>
          </table:table-cell>
          <table:table-cell office:value-type="string">
            <text:p><text:s/>direct</text:p>
          </table:table-cell>
          <table:table-cell office:value-type="float" office:value="1025974649">
            <text:p>1025974649</text:p>
          </table:table-cell>
          <table:table-cell office:value-type="float" office:value="1039979318">
            <text:p>1039979318</text:p>
          </table:table-cell>
          <table:table-cell office:value-type="float" office:value="1190917916">
            <text:p>1190917916</text:p>
          </table:table-cell>
        </table:table-row>
        <table:table-row table:style-name="ro2">
          <table:table-cell office:value-type="string">
            <text:p>volatile</text:p>
          </table:table-cell>
          <table:table-cell office:value-type="string">
            <text:p><text:s/>padded</text:p>
          </table:table-cell>
          <table:table-cell office:value-type="string">
            <text:p><text:s/>plain</text:p>
          </table:table-cell>
          <table:table-cell office:value-type="float" office:value="1009576056">
            <text:p>1009576056</text:p>
          </table:table-cell>
          <table:table-cell office:value-type="float" office:value="1063680287">
            <text:p>1063680287</text:p>
          </table:table-cell>
          <table:table-cell office:value-type="float" office:value="1391620818">
            <text:p>1391620818</text:p>
          </table:table-cell>
        </table:table-row>
        <table:table-row table:style-name="ro2">
          <table:table-cell office:value-type="string">
            <text:p>volatile</text:p>
          </table:table-cell>
          <table:table-cell office:value-type="string">
            <text:p><text:s/>padded</text:p>
          </table:table-cell>
          <table:table-cell office:value-type="string">
            <text:p><text:s/>direct</text:p>
          </table:table-cell>
          <table:table-cell office:value-type="float" office:value="1039790593">
            <text:p>1039790593</text:p>
          </table:table-cell>
          <table:table-cell office:value-type="float" office:value="1054210523">
            <text:p>1054210523</text:p>
          </table:table-cell>
          <table:table-cell office:value-type="float" office:value="1250223178">
            <text:p>1250223178</text:p>
          </table:table-cell>
        </table:table-row>
        <table:table-row table:style-name="ro2">
          <table:table-cell office:value-type="string">
            <text:p>ordered</text:p>
          </table:table-cell>
          <table:table-cell office:value-type="string">
            <text:p><text:s/>single</text:p>
          </table:table-cell>
          <table:table-cell office:value-type="string">
            <text:p><text:s/>plain</text:p>
          </table:table-cell>
          <table:table-cell office:value-type="float" office:value="1045786469">
            <text:p>1045786469</text:p>
          </table:table-cell>
          <table:table-cell office:value-type="float" office:value="1110844646">
            <text:p>1110844646</text:p>
          </table:table-cell>
          <table:table-cell office:value-type="float" office:value="1756815288">
            <text:p>1756815288</text:p>
          </table:table-cell>
        </table:table-row>
        <table:table-row table:style-name="ro2">
          <table:table-cell office:value-type="string">
            <text:p>ordered</text:p>
          </table:table-cell>
          <table:table-cell office:value-type="string">
            <text:p><text:s/>single</text:p>
          </table:table-cell>
          <table:table-cell office:value-type="string">
            <text:p><text:s/>direct</text:p>
          </table:table-cell>
          <table:table-cell office:value-type="float" office:value="1048317593">
            <text:p>1048317593</text:p>
          </table:table-cell>
          <table:table-cell office:value-type="float" office:value="1076999976">
            <text:p>1076999976</text:p>
          </table:table-cell>
          <table:table-cell office:value-type="float" office:value="1516104329">
            <text:p>1516104329</text:p>
          </table:table-cell>
        </table:table-row>
        <table:table-row table:style-name="ro2">
          <table:table-cell office:value-type="string">
            <text:p>ordered</text:p>
          </table:table-cell>
          <table:table-cell office:value-type="string">
            <text:p><text:s/>padded</text:p>
          </table:table-cell>
          <table:table-cell office:value-type="string">
            <text:p><text:s/>plain</text:p>
          </table:table-cell>
          <table:table-cell office:value-type="float" office:value="1086539827">
            <text:p>1086539827</text:p>
          </table:table-cell>
          <table:table-cell office:value-type="float" office:value="1121826839">
            <text:p>1121826839</text:p>
          </table:table-cell>
          <table:table-cell office:value-type="float" office:value="1197464256">
            <text:p>1197464256</text:p>
          </table:table-cell>
        </table:table-row>
        <table:table-row table:style-name="ro2">
          <table:table-cell office:value-type="string">
            <text:p>ordered</text:p>
          </table:table-cell>
          <table:table-cell office:value-type="string">
            <text:p><text:s/>padded</text:p>
          </table:table-cell>
          <table:table-cell office:value-type="string">
            <text:p><text:s/>direct</text:p>
          </table:table-cell>
          <table:table-cell office:value-type="float" office:value="1062242410">
            <text:p>1062242410</text:p>
          </table:table-cell>
          <table:table-cell office:value-type="float" office:value="1081967127">
            <text:p>1081967127</text:p>
          </table:table-cell>
          <table:table-cell office:value-type="float" office:value="2079302212">
            <text:p>2079302212</text:p>
          </table:table-cell>
        </table:table-row>
        <table:table-row table:style-name="ro2">
          <table:table-cell office:value-type="string">
            <text:p>plain</text:p>
          </table:table-cell>
          <table:table-cell office:value-type="string">
            <text:p><text:s/>single</text:p>
          </table:table-cell>
          <table:table-cell office:value-type="string">
            <text:p><text:s/>plain</text:p>
          </table:table-cell>
          <table:table-cell office:value-type="float" office:value="1034684899">
            <text:p>1034684899</text:p>
          </table:table-cell>
          <table:table-cell office:value-type="float" office:value="1062915057">
            <text:p>1062915057</text:p>
          </table:table-cell>
          <table:table-cell office:value-type="float" office:value="1359314397">
            <text:p>1359314397</text:p>
          </table:table-cell>
        </table:table-row>
        <table:table-row table:style-name="ro2">
          <table:table-cell office:value-type="string">
            <text:p>plain</text:p>
          </table:table-cell>
          <table:table-cell office:value-type="string">
            <text:p><text:s/>single</text:p>
          </table:table-cell>
          <table:table-cell office:value-type="string">
            <text:p><text:s/>direct</text:p>
          </table:table-cell>
          <table:table-cell office:value-type="float" office:value="1031685314">
            <text:p>1031685314</text:p>
          </table:table-cell>
          <table:table-cell office:value-type="float" office:value="1064368571">
            <text:p>1064368571</text:p>
          </table:table-cell>
          <table:table-cell office:value-type="float" office:value="1398084711">
            <text:p>1398084711</text:p>
          </table:table-cell>
        </table:table-row>
        <table:table-row table:style-name="ro2">
          <table:table-cell office:value-type="string">
            <text:p>plain</text:p>
          </table:table-cell>
          <table:table-cell office:value-type="string">
            <text:p><text:s/>padded</text:p>
          </table:table-cell>
          <table:table-cell office:value-type="string">
            <text:p><text:s/>plain</text:p>
          </table:table-cell>
          <table:table-cell office:value-type="float" office:value="1056075035">
            <text:p>1056075035</text:p>
          </table:table-cell>
          <table:table-cell office:value-type="float" office:value="1079704892">
            <text:p>1079704892</text:p>
          </table:table-cell>
          <table:table-cell office:value-type="float" office:value="1296372127">
            <text:p>1296372127</text:p>
          </table:table-cell>
        </table:table-row>
        <table:table-row table:style-name="ro2">
          <table:table-cell office:value-type="string">
            <text:p>plain</text:p>
          </table:table-cell>
          <table:table-cell office:value-type="string">
            <text:p><text:s/>padded</text:p>
          </table:table-cell>
          <table:table-cell office:value-type="string">
            <text:p><text:s/>direct</text:p>
          </table:table-cell>
          <table:table-cell office:value-type="float" office:value="1054380339">
            <text:p>1054380339</text:p>
          </table:table-cell>
          <table:table-cell office:value-type="float" office:value="1096203105">
            <text:p>1096203105</text:p>
          </table:table-cell>
          <table:table-cell office:value-type="float" office:value="2134069875">
            <text:p>2134069875</text:p>
          </table:table-cell>
        </table:table-row>
      </table:table>
      <table:table table:name="c12" table:style-name="ta1">
        <table:shapes>
          <draw:frame draw:z-index="0" draw:style-name="gr1" svg:width="34.362cm" svg:height="13.228cm" svg:x="0.11cm" svg:y="0.266cm">
            <draw:object draw:notify-on-update-of-ranges="c12.A1:c12.C12 c12.D1:c12.D12 c12.E1:c12.E12 c12.F1:c12.F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2">
          <table:table-cell office:value-type="string">
            <text:p>volatile</text:p>
          </table:table-cell>
          <table:table-cell office:value-type="string">
            <text:p><text:s/>single</text:p>
          </table:table-cell>
          <table:table-cell office:value-type="string">
            <text:p><text:s/>plain</text:p>
          </table:table-cell>
          <table:table-cell office:value-type="float" office:value="2026328891">
            <text:p>2026328891</text:p>
          </table:table-cell>
          <table:table-cell office:value-type="float" office:value="5283770185">
            <text:p>5283770185</text:p>
          </table:table-cell>
          <table:table-cell office:value-type="float" office:value="5624962507">
            <text:p>5624962507</text:p>
          </table:table-cell>
        </table:table-row>
        <table:table-row table:style-name="ro2">
          <table:table-cell office:value-type="string">
            <text:p>volatile</text:p>
          </table:table-cell>
          <table:table-cell office:value-type="string">
            <text:p><text:s/>single</text:p>
          </table:table-cell>
          <table:table-cell office:value-type="string">
            <text:p><text:s/>direct</text:p>
          </table:table-cell>
          <table:table-cell office:value-type="float" office:value="3302773837">
            <text:p>3302773837</text:p>
          </table:table-cell>
          <table:table-cell office:value-type="float" office:value="5650604430">
            <text:p>5650604430</text:p>
          </table:table-cell>
          <table:table-cell office:value-type="float" office:value="5788935133">
            <text:p>5788935133</text:p>
          </table:table-cell>
        </table:table-row>
        <table:table-row table:style-name="ro2">
          <table:table-cell office:value-type="string">
            <text:p>volatile</text:p>
          </table:table-cell>
          <table:table-cell office:value-type="string">
            <text:p><text:s/>padded</text:p>
          </table:table-cell>
          <table:table-cell office:value-type="string">
            <text:p><text:s/>plain</text:p>
          </table:table-cell>
          <table:table-cell office:value-type="float" office:value="4113933731">
            <text:p>4113933731</text:p>
          </table:table-cell>
          <table:table-cell office:value-type="float" office:value="5509780132">
            <text:p>5509780132</text:p>
          </table:table-cell>
          <table:table-cell office:value-type="float" office:value="5664937549">
            <text:p>5664937549</text:p>
          </table:table-cell>
        </table:table-row>
        <table:table-row table:style-name="ro2">
          <table:table-cell office:value-type="string">
            <text:p>volatile</text:p>
          </table:table-cell>
          <table:table-cell office:value-type="string">
            <text:p><text:s/>padded</text:p>
          </table:table-cell>
          <table:table-cell office:value-type="string">
            <text:p><text:s/>direct</text:p>
          </table:table-cell>
          <table:table-cell office:value-type="float" office:value="3694334336">
            <text:p>3694334336</text:p>
          </table:table-cell>
          <table:table-cell office:value-type="float" office:value="5749356849">
            <text:p>5749356849</text:p>
          </table:table-cell>
          <table:table-cell office:value-type="float" office:value="5854124301">
            <text:p>5854124301</text:p>
          </table:table-cell>
        </table:table-row>
        <table:table-row table:style-name="ro2">
          <table:table-cell office:value-type="string">
            <text:p>ordered</text:p>
          </table:table-cell>
          <table:table-cell office:value-type="string">
            <text:p><text:s/>single</text:p>
          </table:table-cell>
          <table:table-cell office:value-type="string">
            <text:p><text:s/>plain</text:p>
          </table:table-cell>
          <table:table-cell office:value-type="float" office:value="917623992">
            <text:p>917623992</text:p>
          </table:table-cell>
          <table:table-cell office:value-type="float" office:value="1103288517">
            <text:p>1103288517</text:p>
          </table:table-cell>
          <table:table-cell office:value-type="float" office:value="2799978648">
            <text:p>2799978648</text:p>
          </table:table-cell>
        </table:table-row>
        <table:table-row table:style-name="ro2">
          <table:table-cell office:value-type="string">
            <text:p>ordered</text:p>
          </table:table-cell>
          <table:table-cell office:value-type="string">
            <text:p><text:s/>single</text:p>
          </table:table-cell>
          <table:table-cell office:value-type="string">
            <text:p><text:s/>direct</text:p>
          </table:table-cell>
          <table:table-cell office:value-type="float" office:value="1459786947">
            <text:p>1459786947</text:p>
          </table:table-cell>
          <table:table-cell office:value-type="float" office:value="1925809011">
            <text:p>1925809011</text:p>
          </table:table-cell>
          <table:table-cell office:value-type="float" office:value="2098603026">
            <text:p>2098603026</text:p>
          </table:table-cell>
        </table:table-row>
        <table:table-row table:style-name="ro2">
          <table:table-cell office:value-type="string">
            <text:p>ordered</text:p>
          </table:table-cell>
          <table:table-cell office:value-type="string">
            <text:p><text:s/>padded</text:p>
          </table:table-cell>
          <table:table-cell office:value-type="string">
            <text:p><text:s/>plain</text:p>
          </table:table-cell>
          <table:table-cell office:value-type="float" office:value="339640742">
            <text:p>339640742</text:p>
          </table:table-cell>
          <table:table-cell office:value-type="float" office:value="1189233116">
            <text:p>1189233116</text:p>
          </table:table-cell>
          <table:table-cell office:value-type="float" office:value="1321257821">
            <text:p>1321257821</text:p>
          </table:table-cell>
        </table:table-row>
        <table:table-row table:style-name="ro2">
          <table:table-cell office:value-type="string">
            <text:p>ordered</text:p>
          </table:table-cell>
          <table:table-cell office:value-type="string">
            <text:p><text:s/>padded</text:p>
          </table:table-cell>
          <table:table-cell office:value-type="string">
            <text:p><text:s/>direct</text:p>
          </table:table-cell>
          <table:table-cell office:value-type="float" office:value="469695418">
            <text:p>469695418</text:p>
          </table:table-cell>
          <table:table-cell office:value-type="float" office:value="1204462104">
            <text:p>1204462104</text:p>
          </table:table-cell>
          <table:table-cell office:value-type="float" office:value="1306489075">
            <text:p>1306489075</text:p>
          </table:table-cell>
        </table:table-row>
        <table:table-row table:style-name="ro2">
          <table:table-cell office:value-type="string">
            <text:p>plain</text:p>
          </table:table-cell>
          <table:table-cell office:value-type="string">
            <text:p><text:s/>single</text:p>
          </table:table-cell>
          <table:table-cell office:value-type="string">
            <text:p><text:s/>plain</text:p>
          </table:table-cell>
          <table:table-cell office:value-type="float" office:value="302770007">
            <text:p>302770007</text:p>
          </table:table-cell>
          <table:table-cell office:value-type="float" office:value="1020669744">
            <text:p>1020669744</text:p>
          </table:table-cell>
          <table:table-cell office:value-type="float" office:value="1164217855">
            <text:p>1164217855</text:p>
          </table:table-cell>
        </table:table-row>
        <table:table-row table:style-name="ro2">
          <table:table-cell office:value-type="string">
            <text:p>plain</text:p>
          </table:table-cell>
          <table:table-cell office:value-type="string">
            <text:p><text:s/>single</text:p>
          </table:table-cell>
          <table:table-cell office:value-type="string">
            <text:p><text:s/>direct</text:p>
          </table:table-cell>
          <table:table-cell office:value-type="float" office:value="336186027">
            <text:p>336186027</text:p>
          </table:table-cell>
          <table:table-cell office:value-type="float" office:value="972279168">
            <text:p>972279168</text:p>
          </table:table-cell>
          <table:table-cell office:value-type="float" office:value="1255333121">
            <text:p>1255333121</text:p>
          </table:table-cell>
        </table:table-row>
        <table:table-row table:style-name="ro2">
          <table:table-cell office:value-type="string">
            <text:p>plain</text:p>
          </table:table-cell>
          <table:table-cell office:value-type="string">
            <text:p><text:s/>padded</text:p>
          </table:table-cell>
          <table:table-cell office:value-type="string">
            <text:p><text:s/>plain</text:p>
          </table:table-cell>
          <table:table-cell office:value-type="float" office:value="314649127">
            <text:p>314649127</text:p>
          </table:table-cell>
          <table:table-cell office:value-type="float" office:value="821876744">
            <text:p>821876744</text:p>
          </table:table-cell>
          <table:table-cell office:value-type="float" office:value="928495203">
            <text:p>928495203</text:p>
          </table:table-cell>
        </table:table-row>
        <table:table-row table:style-name="ro2">
          <table:table-cell office:value-type="string">
            <text:p>plain</text:p>
          </table:table-cell>
          <table:table-cell office:value-type="string">
            <text:p><text:s/>padded</text:p>
          </table:table-cell>
          <table:table-cell office:value-type="string">
            <text:p><text:s/>direct</text:p>
          </table:table-cell>
          <table:table-cell office:value-type="float" office:value="313160101">
            <text:p>313160101</text:p>
          </table:table-cell>
          <table:table-cell office:value-type="float" office:value="1038259581">
            <text:p>1038259581</text:p>
          </table:table-cell>
          <table:table-cell office:value-type="float" office:value="1069964470">
            <text:p>1069964470</text:p>
          </table:table-cell>
        </table:table-row>
      </table:table>
      <table:table table:name="c13" table:style-name="ta1">
        <table:shapes>
          <draw:frame draw:z-index="0" draw:style-name="gr1" svg:width="33.536cm" svg:height="13.98cm" svg:x="7.682cm" svg:y="0.799cm">
            <draw:object draw:notify-on-update-of-ranges="c13.A1:c13.C12 c13.D1:c13.D12 c13.E1:c13.E12 c13.F1:c13.F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2">
          <table:table-cell office:value-type="string">
            <text:p>volatile</text:p>
          </table:table-cell>
          <table:table-cell office:value-type="string">
            <text:p><text:s/>single</text:p>
          </table:table-cell>
          <table:table-cell office:value-type="string">
            <text:p><text:s/>plain</text:p>
          </table:table-cell>
          <table:table-cell office:value-type="float" office:value="1860656965">
            <text:p>1860656965</text:p>
          </table:table-cell>
          <table:table-cell office:value-type="float" office:value="1903058053">
            <text:p>1903058053</text:p>
          </table:table-cell>
          <table:table-cell office:value-type="float" office:value="1931121402">
            <text:p>1931121402</text:p>
          </table:table-cell>
        </table:table-row>
        <table:table-row table:style-name="ro2" table:visibility="filter">
          <table:table-cell office:value-type="string">
            <text:p>volatile</text:p>
          </table:table-cell>
          <table:table-cell office:value-type="string">
            <text:p><text:s/>single</text:p>
          </table:table-cell>
          <table:table-cell office:value-type="string">
            <text:p><text:s/>direct</text:p>
          </table:table-cell>
          <table:table-cell office:value-type="float" office:value="1933196357">
            <text:p>1933196357</text:p>
          </table:table-cell>
          <table:table-cell office:value-type="float" office:value="2138382680">
            <text:p>2138382680</text:p>
          </table:table-cell>
          <table:table-cell office:value-type="float" office:value="2399166919">
            <text:p>2399166919</text:p>
          </table:table-cell>
        </table:table-row>
        <table:table-row table:style-name="ro2" table:visibility="filter">
          <table:table-cell office:value-type="string">
            <text:p>volatile</text:p>
          </table:table-cell>
          <table:table-cell office:value-type="string">
            <text:p><text:s/>padded</text:p>
          </table:table-cell>
          <table:table-cell office:value-type="string">
            <text:p><text:s/>plain</text:p>
          </table:table-cell>
          <table:table-cell office:value-type="float" office:value="2107529473">
            <text:p>2107529473</text:p>
          </table:table-cell>
          <table:table-cell office:value-type="float" office:value="2129813606">
            <text:p>2129813606</text:p>
          </table:table-cell>
          <table:table-cell office:value-type="float" office:value="2365649852">
            <text:p>2365649852</text:p>
          </table:table-cell>
        </table:table-row>
        <table:table-row table:style-name="ro2" table:visibility="filter">
          <table:table-cell office:value-type="string">
            <text:p>volatile</text:p>
          </table:table-cell>
          <table:table-cell office:value-type="string">
            <text:p><text:s/>padded</text:p>
          </table:table-cell>
          <table:table-cell office:value-type="string">
            <text:p><text:s/>direct</text:p>
          </table:table-cell>
          <table:table-cell office:value-type="float" office:value="1901942604">
            <text:p>1901942604</text:p>
          </table:table-cell>
          <table:table-cell office:value-type="float" office:value="1969714419">
            <text:p>1969714419</text:p>
          </table:table-cell>
          <table:table-cell office:value-type="float" office:value="2332528682">
            <text:p>2332528682</text:p>
          </table:table-cell>
        </table:table-row>
        <table:table-row table:style-name="ro2">
          <table:table-cell office:value-type="string">
            <text:p>ordered</text:p>
          </table:table-cell>
          <table:table-cell office:value-type="string">
            <text:p><text:s/>single</text:p>
          </table:table-cell>
          <table:table-cell office:value-type="string">
            <text:p><text:s/>plain</text:p>
          </table:table-cell>
          <table:table-cell office:value-type="float" office:value="698596551">
            <text:p>698596551</text:p>
          </table:table-cell>
          <table:table-cell office:value-type="float" office:value="702587092">
            <text:p>702587092</text:p>
          </table:table-cell>
          <table:table-cell office:value-type="float" office:value="1160206896">
            <text:p>1160206896</text:p>
          </table:table-cell>
        </table:table-row>
        <table:table-row table:style-name="ro2" table:visibility="filter">
          <table:table-cell office:value-type="string">
            <text:p>ordered</text:p>
          </table:table-cell>
          <table:table-cell office:value-type="string">
            <text:p><text:s/>single</text:p>
          </table:table-cell>
          <table:table-cell office:value-type="string">
            <text:p><text:s/>direct</text:p>
          </table:table-cell>
          <table:table-cell office:value-type="float" office:value="1063282985">
            <text:p>1063282985</text:p>
          </table:table-cell>
          <table:table-cell office:value-type="float" office:value="1121966727">
            <text:p>1121966727</text:p>
          </table:table-cell>
          <table:table-cell office:value-type="float" office:value="1241406921">
            <text:p>1241406921</text:p>
          </table:table-cell>
        </table:table-row>
        <table:table-row table:style-name="ro2" table:visibility="filter">
          <table:table-cell office:value-type="string">
            <text:p>ordered</text:p>
          </table:table-cell>
          <table:table-cell office:value-type="string">
            <text:p><text:s/>padded</text:p>
          </table:table-cell>
          <table:table-cell office:value-type="string">
            <text:p><text:s/>plain</text:p>
          </table:table-cell>
          <table:table-cell office:value-type="float" office:value="749592195">
            <text:p>749592195</text:p>
          </table:table-cell>
          <table:table-cell office:value-type="float" office:value="820744792">
            <text:p>820744792</text:p>
          </table:table-cell>
          <table:table-cell office:value-type="float" office:value="927399942">
            <text:p>927399942</text:p>
          </table:table-cell>
        </table:table-row>
        <table:table-row table:style-name="ro2" table:visibility="filter">
          <table:table-cell office:value-type="string">
            <text:p>ordered</text:p>
          </table:table-cell>
          <table:table-cell office:value-type="string">
            <text:p><text:s/>padded</text:p>
          </table:table-cell>
          <table:table-cell office:value-type="string">
            <text:p><text:s/>direct</text:p>
          </table:table-cell>
          <table:table-cell office:value-type="float" office:value="761029166">
            <text:p>761029166</text:p>
          </table:table-cell>
          <table:table-cell office:value-type="float" office:value="813148234">
            <text:p>813148234</text:p>
          </table:table-cell>
          <table:table-cell office:value-type="float" office:value="900414233">
            <text:p>900414233</text:p>
          </table:table-cell>
        </table:table-row>
        <table:table-row table:style-name="ro2">
          <table:table-cell office:value-type="string">
            <text:p>plain</text:p>
          </table:table-cell>
          <table:table-cell office:value-type="string">
            <text:p><text:s/>single</text:p>
          </table:table-cell>
          <table:table-cell office:value-type="string">
            <text:p><text:s/>plain</text:p>
          </table:table-cell>
          <table:table-cell office:value-type="float" office:value="189728680">
            <text:p>189728680</text:p>
          </table:table-cell>
          <table:table-cell office:value-type="float" office:value="198094228">
            <text:p>198094228</text:p>
          </table:table-cell>
          <table:table-cell office:value-type="float" office:value="232631822">
            <text:p>232631822</text:p>
          </table:table-cell>
        </table:table-row>
        <table:table-row table:style-name="ro2" table:visibility="filter">
          <table:table-cell office:value-type="string">
            <text:p>plain</text:p>
          </table:table-cell>
          <table:table-cell office:value-type="string">
            <text:p><text:s/>single</text:p>
          </table:table-cell>
          <table:table-cell office:value-type="string">
            <text:p><text:s/>direct</text:p>
          </table:table-cell>
          <table:table-cell office:value-type="float" office:value="235129307">
            <text:p>235129307</text:p>
          </table:table-cell>
          <table:table-cell office:value-type="float" office:value="240540932">
            <text:p>240540932</text:p>
          </table:table-cell>
          <table:table-cell office:value-type="float" office:value="253248480">
            <text:p>253248480</text:p>
          </table:table-cell>
        </table:table-row>
        <table:table-row table:style-name="ro2" table:visibility="filter">
          <table:table-cell office:value-type="string">
            <text:p>plain</text:p>
          </table:table-cell>
          <table:table-cell office:value-type="string">
            <text:p><text:s/>padded</text:p>
          </table:table-cell>
          <table:table-cell office:value-type="string">
            <text:p><text:s/>plain</text:p>
          </table:table-cell>
          <table:table-cell office:value-type="float" office:value="183266505">
            <text:p>183266505</text:p>
          </table:table-cell>
          <table:table-cell office:value-type="float" office:value="195983591">
            <text:p>195983591</text:p>
          </table:table-cell>
          <table:table-cell office:value-type="float" office:value="206023471">
            <text:p>206023471</text:p>
          </table:table-cell>
        </table:table-row>
        <table:table-row table:style-name="ro2" table:visibility="filter">
          <table:table-cell office:value-type="string">
            <text:p>plain</text:p>
          </table:table-cell>
          <table:table-cell office:value-type="string">
            <text:p><text:s/>padded</text:p>
          </table:table-cell>
          <table:table-cell office:value-type="string">
            <text:p><text:s/>direct</text:p>
          </table:table-cell>
          <table:table-cell office:value-type="float" office:value="169308495">
            <text:p>169308495</text:p>
          </table:table-cell>
          <table:table-cell office:value-type="float" office:value="179093885">
            <text:p>179093885</text:p>
          </table:table-cell>
          <table:table-cell office:value-type="float" office:value="193142726">
            <text:p>193142726</text:p>
          </table:table-cell>
        </table:table-row>
      </table:table>
      <table:named-expressions/>
      <table:database-ranges>
        <table:database-range table:name="__Anonymous_Sheet_DB__4" table:target-range-address="c13.A1:c13.F12" table:display-filter-buttons="true" table:contains-header="false" table:orientation="column">
          <table:filter>
            <table:filter-or>
              <table:filter-condition table:field-number="1" table:value=" single" table:operator="="/>
              <table:filter-condition table:field-number="2" table:value=" plain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tsan Wakart</meta:initial-creator>
    <meta:creation-date>2012-12-10T22:45:39</meta:creation-date>
    <dc:date>2012-12-13T15:24:19</dc:date>
    <dc:creator>Nitsan Wakart</dc:creator>
    <meta:editing-duration>PT2H51M8S</meta:editing-duration>
    <meta:editing-cycles>6</meta:editing-cycles>
    <meta:generator>LibreOffice/3.5$Linux_X86_64 LibreOffice_project/350m1$Build-2</meta:generator>
    <meta:document-statistic meta:table-count="5" meta:cell-count="28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fo:font-weight="bold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093cm" svg:height="9.098cm" xlink:href=".." xlink:type="simple" chart:class="chart:bar" chart:style-name="ch1">
        <chart:plot-area chart:style-name="ch2" table:cell-range-address="Sheet1.A1:Sheet1.F12" chart:data-source-has-labels="column" svg:x="0.484cm" svg:y="0.869cm" svg:width="23.352cm" svg:height="7.607cm">
          <chartooo:coordinate-region svg:x="5.049cm" svg:y="0.869cm" svg:width="17.859cm" svg:height="6.96cm"/>
          <chart:axis chart:dimension="x" chart:name="primary-x" chart:style-name="ch3" chartooo:axis-type="auto">
            <chartooo:date-scale/>
            <chart:categories table:cell-range-address="Sheet1.A1:Sheet1.C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12" chart:class="chart:bar">
            <chart:data-point chart:repeated="12"/>
          </chart:series>
          <chart:series chart:style-name="ch7" chart:values-cell-range-address="Sheet1.E1:Sheet1.E12" chart:class="chart:bar">
            <chart:data-point chart:repeated="12"/>
          </chart:series>
          <chart:series chart:style-name="ch8" chart:values-cell-range-address="Sheet1.F1:Sheet1.F12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PingPong volatile cross</text:p>
                <text:list>
                  <text:list-item>
                    <text:p>PingPong</text:p>
                  </text:list-item>
                  <text:list-item>
                    <text:p>volatile</text:p>
                  </text:list-item>
                  <text:list-item>
                    <text:p>cross</text:p>
                  </text:list-item>
                </text:list>
                <draw:g>
                  <svg:desc>Sheet1.A1:Sheet1.C12</svg:desc>
                </draw:g>
              </table:table-cell>
              <table:table-cell office:value-type="float" office:value="1022134106">
                <text:p>1022134106</text:p>
                <draw:g>
                  <svg:desc>Sheet1.D1:Sheet1.D12</svg:desc>
                </draw:g>
              </table:table-cell>
              <table:table-cell office:value-type="float" office:value="1034827646">
                <text:p>1034827646</text:p>
                <draw:g>
                  <svg:desc>Sheet1.E1:Sheet1.E12</svg:desc>
                </draw:g>
              </table:table-cell>
              <table:table-cell office:value-type="float" office:value="1091126801">
                <text:p>1091126801</text:p>
                <draw:g>
                  <svg:desc>Sheet1.F1:Sheet1.F12</svg:desc>
                </draw:g>
              </table:table-cell>
            </table:table-row>
            <table:table-row>
              <table:table-cell office:value-type="string">
                <text:p>PingPong volatile same</text:p>
                <text:list>
                  <text:list-item>
                    <text:p>PingPong</text:p>
                  </text:list-item>
                  <text:list-item>
                    <text:p>volatile</text:p>
                  </text:list-item>
                  <text:list-item>
                    <text:p>same</text:p>
                  </text:list-item>
                </text:list>
              </table:table-cell>
              <table:table-cell office:value-type="float" office:value="357572449">
                <text:p>357572449</text:p>
              </table:table-cell>
              <table:table-cell office:value-type="float" office:value="391594934">
                <text:p>391594934</text:p>
              </table:table-cell>
              <table:table-cell office:value-type="float" office:value="440630282">
                <text:p>440630282</text:p>
              </table:table-cell>
            </table:table-row>
            <table:table-row>
              <table:table-cell office:value-type="string">
                <text:p>PingPong ordered cross</text:p>
                <text:list>
                  <text:list-item>
                    <text:p>PingPong</text:p>
                  </text:list-item>
                  <text:list-item>
                    <text:p>ordered</text:p>
                  </text:list-item>
                  <text:list-item>
                    <text:p>cross</text:p>
                  </text:list-item>
                </text:list>
              </table:table-cell>
              <table:table-cell office:value-type="float" office:value="1027446532">
                <text:p>1027446532</text:p>
              </table:table-cell>
              <table:table-cell office:value-type="float" office:value="1057875293">
                <text:p>1057875293</text:p>
              </table:table-cell>
              <table:table-cell office:value-type="float" office:value="1120122236">
                <text:p>1120122236</text:p>
              </table:table-cell>
            </table:table-row>
            <table:table-row>
              <table:table-cell office:value-type="string">
                <text:p>PingPong ordered same</text:p>
                <text:list>
                  <text:list-item>
                    <text:p>PingPong</text:p>
                  </text:list-item>
                  <text:list-item>
                    <text:p>ordered</text:p>
                  </text:list-item>
                  <text:list-item>
                    <text:p>same</text:p>
                  </text:list-item>
                </text:list>
              </table:table-cell>
              <table:table-cell office:value-type="float" office:value="315666803">
                <text:p>315666803</text:p>
              </table:table-cell>
              <table:table-cell office:value-type="float" office:value="321409067">
                <text:p>321409067</text:p>
              </table:table-cell>
              <table:table-cell office:value-type="float" office:value="357232602">
                <text:p>357232602</text:p>
              </table:table-cell>
            </table:table-row>
            <table:table-row>
              <table:table-cell office:value-type="string">
                <text:p>PingPong direct cross</text:p>
                <text:list>
                  <text:list-item>
                    <text:p>PingPong</text:p>
                  </text:list-item>
                  <text:list-item>
                    <text:p>direct</text:p>
                  </text:list-item>
                  <text:list-item>
                    <text:p>cross</text:p>
                  </text:list-item>
                </text:list>
              </table:table-cell>
              <table:table-cell office:value-type="float" office:value="1055479637">
                <text:p>1055479637</text:p>
              </table:table-cell>
              <table:table-cell office:value-type="float" office:value="1073287164">
                <text:p>1073287164</text:p>
              </table:table-cell>
              <table:table-cell office:value-type="float" office:value="1111428790">
                <text:p>1111428790</text:p>
              </table:table-cell>
            </table:table-row>
            <table:table-row>
              <table:table-cell office:value-type="string">
                <text:p>PingPong direct same</text:p>
                <text:list>
                  <text:list-item>
                    <text:p>PingPong</text:p>
                  </text:list-item>
                  <text:list-item>
                    <text:p>direct</text:p>
                  </text:list-item>
                  <text:list-item>
                    <text:p>same</text:p>
                  </text:list-item>
                </text:list>
              </table:table-cell>
              <table:table-cell office:value-type="float" office:value="344566416">
                <text:p>344566416</text:p>
              </table:table-cell>
              <table:table-cell office:value-type="float" office:value="356478971">
                <text:p>356478971</text:p>
              </table:table-cell>
              <table:table-cell office:value-type="float" office:value="425267846">
                <text:p>425267846</text:p>
              </table:table-cell>
            </table:table-row>
            <table:table-row>
              <table:table-cell office:value-type="string">
                <text:p>Catchup volatile cross</text:p>
                <text:list>
                  <text:list-item>
                    <text:p>Catchup</text:p>
                  </text:list-item>
                  <text:list-item>
                    <text:p>volatile</text:p>
                  </text:list-item>
                  <text:list-item>
                    <text:p>cross</text:p>
                  </text:list-item>
                </text:list>
              </table:table-cell>
              <table:table-cell office:value-type="float" office:value="5199327136">
                <text:p>5199327136</text:p>
              </table:table-cell>
              <table:table-cell office:value-type="float" office:value="5943805143">
                <text:p>5943805143</text:p>
              </table:table-cell>
              <table:table-cell office:value-type="float" office:value="6362696036">
                <text:p>6362696036</text:p>
              </table:table-cell>
            </table:table-row>
            <table:table-row>
              <table:table-cell office:value-type="string">
                <text:p>Catchup volatile same</text:p>
                <text:list>
                  <text:list-item>
                    <text:p>Catchup</text:p>
                  </text:list-item>
                  <text:list-item>
                    <text:p>volatile</text:p>
                  </text:list-item>
                  <text:list-item>
                    <text:p>same</text:p>
                  </text:list-item>
                </text:list>
              </table:table-cell>
              <table:table-cell office:value-type="float" office:value="1766448985">
                <text:p>1766448985</text:p>
              </table:table-cell>
              <table:table-cell office:value-type="float" office:value="1782415543">
                <text:p>1782415543</text:p>
              </table:table-cell>
              <table:table-cell office:value-type="float" office:value="1797257086">
                <text:p>1797257086</text:p>
              </table:table-cell>
            </table:table-row>
            <table:table-row>
              <table:table-cell office:value-type="string">
                <text:p>Catchup ordered cross</text:p>
                <text:list>
                  <text:list-item>
                    <text:p>Catchup</text:p>
                  </text:list-item>
                  <text:list-item>
                    <text:p>ordered</text:p>
                  </text:list-item>
                  <text:list-item>
                    <text:p>cross</text:p>
                  </text:list-item>
                </text:list>
              </table:table-cell>
              <table:table-cell office:value-type="float" office:value="1098895977">
                <text:p>1098895977</text:p>
              </table:table-cell>
              <table:table-cell office:value-type="float" office:value="1219711815">
                <text:p>1219711815</text:p>
              </table:table-cell>
              <table:table-cell office:value-type="float" office:value="1462902618">
                <text:p>1462902618</text:p>
              </table:table-cell>
            </table:table-row>
            <table:table-row>
              <table:table-cell office:value-type="string">
                <text:p>Catchup ordered same</text:p>
                <text:list>
                  <text:list-item>
                    <text:p>Catchup</text:p>
                  </text:list-item>
                  <text:list-item>
                    <text:p>ordered</text:p>
                  </text:list-item>
                  <text:list-item>
                    <text:p>same</text:p>
                  </text:list-item>
                </text:list>
              </table:table-cell>
              <table:table-cell office:value-type="float" office:value="639237960">
                <text:p>639237960</text:p>
              </table:table-cell>
              <table:table-cell office:value-type="float" office:value="653833734">
                <text:p>653833734</text:p>
              </table:table-cell>
              <table:table-cell office:value-type="float" office:value="759319043">
                <text:p>759319043</text:p>
              </table:table-cell>
            </table:table-row>
            <table:table-row>
              <table:table-cell office:value-type="string">
                <text:p>Catchup direct cross</text:p>
                <text:list>
                  <text:list-item>
                    <text:p>Catchup</text:p>
                  </text:list-item>
                  <text:list-item>
                    <text:p>direct</text:p>
                  </text:list-item>
                  <text:list-item>
                    <text:p>cross</text:p>
                  </text:list-item>
                </text:list>
              </table:table-cell>
              <table:table-cell office:value-type="float" office:value="922773657">
                <text:p>922773657</text:p>
              </table:table-cell>
              <table:table-cell office:value-type="float" office:value="1084798564">
                <text:p>1084798564</text:p>
              </table:table-cell>
              <table:table-cell office:value-type="float" office:value="1153371245">
                <text:p>1153371245</text:p>
              </table:table-cell>
            </table:table-row>
            <table:table-row>
              <table:table-cell office:value-type="string">
                <text:p>Catchup direct same</text:p>
                <text:list>
                  <text:list-item>
                    <text:p>Catchup</text:p>
                  </text:list-item>
                  <text:list-item>
                    <text:p>direct</text:p>
                  </text:list-item>
                  <text:list-item>
                    <text:p>same</text:p>
                  </text:list-item>
                </text:list>
              </table:table-cell>
              <table:table-cell office:value-type="float" office:value="187877892">
                <text:p>187877892</text:p>
              </table:table-cell>
              <table:table-cell office:value-type="float" office:value="189967109">
                <text:p>189967109</text:p>
              </table:table-cell>
              <table:table-cell office:value-type="float" office:value="200012894">
                <text:p>200012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179cm" svg:height="12.94cm" xlink:href=".." xlink:type="simple" chart:class="chart:bar" chart:style-name="ch1">
        <chart:legend chart:legend-position="end" svg:x="30.916cm" svg:y="5.673cm" style:legend-expansion="high" chart:style-name="ch2"/>
        <chart:plot-area chart:style-name="ch3" table:cell-range-address="pp12.A1:pp12.F12" chart:data-source-has-labels="column" svg:x="1.113cm" svg:y="1.167cm" svg:width="28.477cm" svg:height="11.095cm">
          <chartooo:coordinate-region svg:x="5.176cm" svg:y="1.167cm" svg:width="23.486cm" svg:height="10.448cm"/>
          <chart:axis chart:dimension="x" chart:name="primary-x" chart:style-name="ch4" chartooo:axis-type="auto">
            <chartooo:date-scale/>
            <chart:categories table:cell-range-address="pp12.A1:pp12.C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p12.D1:pp12.D12" chart:class="chart:bar">
            <chart:data-point chart:repeated="12"/>
          </chart:series>
          <chart:series chart:style-name="ch8" chart:values-cell-range-address="pp12.E1:pp12.E12" chart:class="chart:bar">
            <chart:data-point chart:repeated="12"/>
          </chart:series>
          <chart:series chart:style-name="ch9" chart:values-cell-range-address="pp12.F1:pp12.F1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volatile  single  plain</text:p>
                <text:list>
                  <text:list-item>
                    <text:p>volatile</text:p>
                  </text:list-item>
                  <text:list-item>
                    <text:p> single</text:p>
                  </text:list-item>
                  <text:list-item>
                    <text:p> plain</text:p>
                  </text:list-item>
                </text:list>
                <draw:g>
                  <svg:desc>pp12.A1:pp12.C12</svg:desc>
                </draw:g>
              </table:table-cell>
              <table:table-cell office:value-type="float" office:value="1043637391">
                <text:p>1043637391</text:p>
                <draw:g>
                  <svg:desc>pp12.D1:pp12.D12</svg:desc>
                </draw:g>
              </table:table-cell>
              <table:table-cell office:value-type="float" office:value="1114573544">
                <text:p>1114573544</text:p>
                <draw:g>
                  <svg:desc>pp12.E1:pp12.E12</svg:desc>
                </draw:g>
              </table:table-cell>
              <table:table-cell office:value-type="float" office:value="1675829113">
                <text:p>1675829113</text:p>
                <draw:g>
                  <svg:desc>pp12.F1:pp12.F12</svg:desc>
                </draw:g>
              </table:table-cell>
            </table:table-row>
            <table:table-row>
              <table:table-cell office:value-type="string">
                <text:p>volatile  single  direct</text:p>
                <text:list>
                  <text:list-item>
                    <text:p>volatile</text:p>
                  </text:list-item>
                  <text:list-item>
                    <text:p> single</text:p>
                  </text:list-item>
                  <text:list-item>
                    <text:p> direct</text:p>
                  </text:list-item>
                </text:list>
              </table:table-cell>
              <table:table-cell office:value-type="float" office:value="1025974649">
                <text:p>1025974649</text:p>
              </table:table-cell>
              <table:table-cell office:value-type="float" office:value="1039979318">
                <text:p>1039979318</text:p>
              </table:table-cell>
              <table:table-cell office:value-type="float" office:value="1190917916">
                <text:p>1190917916</text:p>
              </table:table-cell>
            </table:table-row>
            <table:table-row>
              <table:table-cell office:value-type="string">
                <text:p>volatile  padded  plain</text:p>
                <text:list>
                  <text:list-item>
                    <text:p>volatile</text:p>
                  </text:list-item>
                  <text:list-item>
                    <text:p> padded</text:p>
                  </text:list-item>
                  <text:list-item>
                    <text:p> plain</text:p>
                  </text:list-item>
                </text:list>
              </table:table-cell>
              <table:table-cell office:value-type="float" office:value="1009576056">
                <text:p>1009576056</text:p>
              </table:table-cell>
              <table:table-cell office:value-type="float" office:value="1063680287">
                <text:p>1063680287</text:p>
              </table:table-cell>
              <table:table-cell office:value-type="float" office:value="1391620818">
                <text:p>1391620818</text:p>
              </table:table-cell>
            </table:table-row>
            <table:table-row>
              <table:table-cell office:value-type="string">
                <text:p>volatile  padded  direct</text:p>
                <text:list>
                  <text:list-item>
                    <text:p>volatile</text:p>
                  </text:list-item>
                  <text:list-item>
                    <text:p> padded</text:p>
                  </text:list-item>
                  <text:list-item>
                    <text:p> direct</text:p>
                  </text:list-item>
                </text:list>
              </table:table-cell>
              <table:table-cell office:value-type="float" office:value="1039790593">
                <text:p>1039790593</text:p>
              </table:table-cell>
              <table:table-cell office:value-type="float" office:value="1054210523">
                <text:p>1054210523</text:p>
              </table:table-cell>
              <table:table-cell office:value-type="float" office:value="1250223178">
                <text:p>1250223178</text:p>
              </table:table-cell>
            </table:table-row>
            <table:table-row>
              <table:table-cell office:value-type="string">
                <text:p>ordered  single  plain</text:p>
                <text:list>
                  <text:list-item>
                    <text:p>ordered</text:p>
                  </text:list-item>
                  <text:list-item>
                    <text:p> single</text:p>
                  </text:list-item>
                  <text:list-item>
                    <text:p> plain</text:p>
                  </text:list-item>
                </text:list>
              </table:table-cell>
              <table:table-cell office:value-type="float" office:value="1045786469">
                <text:p>1045786469</text:p>
              </table:table-cell>
              <table:table-cell office:value-type="float" office:value="1110844646">
                <text:p>1110844646</text:p>
              </table:table-cell>
              <table:table-cell office:value-type="float" office:value="1756815288">
                <text:p>1756815288</text:p>
              </table:table-cell>
            </table:table-row>
            <table:table-row>
              <table:table-cell office:value-type="string">
                <text:p>ordered  single  direct</text:p>
                <text:list>
                  <text:list-item>
                    <text:p>ordered</text:p>
                  </text:list-item>
                  <text:list-item>
                    <text:p> single</text:p>
                  </text:list-item>
                  <text:list-item>
                    <text:p> direct</text:p>
                  </text:list-item>
                </text:list>
              </table:table-cell>
              <table:table-cell office:value-type="float" office:value="1048317593">
                <text:p>1048317593</text:p>
              </table:table-cell>
              <table:table-cell office:value-type="float" office:value="1076999976">
                <text:p>1076999976</text:p>
              </table:table-cell>
              <table:table-cell office:value-type="float" office:value="1516104329">
                <text:p>1516104329</text:p>
              </table:table-cell>
            </table:table-row>
            <table:table-row>
              <table:table-cell office:value-type="string">
                <text:p>ordered  padded  plain</text:p>
                <text:list>
                  <text:list-item>
                    <text:p>ordered</text:p>
                  </text:list-item>
                  <text:list-item>
                    <text:p> padded</text:p>
                  </text:list-item>
                  <text:list-item>
                    <text:p> plain</text:p>
                  </text:list-item>
                </text:list>
              </table:table-cell>
              <table:table-cell office:value-type="float" office:value="1086539827">
                <text:p>1086539827</text:p>
              </table:table-cell>
              <table:table-cell office:value-type="float" office:value="1121826839">
                <text:p>1121826839</text:p>
              </table:table-cell>
              <table:table-cell office:value-type="float" office:value="1197464256">
                <text:p>1197464256</text:p>
              </table:table-cell>
            </table:table-row>
            <table:table-row>
              <table:table-cell office:value-type="string">
                <text:p>ordered  padded  direct</text:p>
                <text:list>
                  <text:list-item>
                    <text:p>ordered</text:p>
                  </text:list-item>
                  <text:list-item>
                    <text:p> padded</text:p>
                  </text:list-item>
                  <text:list-item>
                    <text:p> direct</text:p>
                  </text:list-item>
                </text:list>
              </table:table-cell>
              <table:table-cell office:value-type="float" office:value="1062242410">
                <text:p>1062242410</text:p>
              </table:table-cell>
              <table:table-cell office:value-type="float" office:value="1081967127">
                <text:p>1081967127</text:p>
              </table:table-cell>
              <table:table-cell office:value-type="float" office:value="2079302212">
                <text:p>2079302212</text:p>
              </table:table-cell>
            </table:table-row>
            <table:table-row>
              <table:table-cell office:value-type="string">
                <text:p>plain  single  plain</text:p>
                <text:list>
                  <text:list-item>
                    <text:p>plain</text:p>
                  </text:list-item>
                  <text:list-item>
                    <text:p> single</text:p>
                  </text:list-item>
                  <text:list-item>
                    <text:p> plain</text:p>
                  </text:list-item>
                </text:list>
              </table:table-cell>
              <table:table-cell office:value-type="float" office:value="1034684899">
                <text:p>1034684899</text:p>
              </table:table-cell>
              <table:table-cell office:value-type="float" office:value="1062915057">
                <text:p>1062915057</text:p>
              </table:table-cell>
              <table:table-cell office:value-type="float" office:value="1359314397">
                <text:p>1359314397</text:p>
              </table:table-cell>
            </table:table-row>
            <table:table-row>
              <table:table-cell office:value-type="string">
                <text:p>plain  single  direct</text:p>
                <text:list>
                  <text:list-item>
                    <text:p>plain</text:p>
                  </text:list-item>
                  <text:list-item>
                    <text:p> single</text:p>
                  </text:list-item>
                  <text:list-item>
                    <text:p> direct</text:p>
                  </text:list-item>
                </text:list>
              </table:table-cell>
              <table:table-cell office:value-type="float" office:value="1031685314">
                <text:p>1031685314</text:p>
              </table:table-cell>
              <table:table-cell office:value-type="float" office:value="1064368571">
                <text:p>1064368571</text:p>
              </table:table-cell>
              <table:table-cell office:value-type="float" office:value="1398084711">
                <text:p>1398084711</text:p>
              </table:table-cell>
            </table:table-row>
            <table:table-row>
              <table:table-cell office:value-type="string">
                <text:p>plain  padded  plain</text:p>
                <text:list>
                  <text:list-item>
                    <text:p>plain</text:p>
                  </text:list-item>
                  <text:list-item>
                    <text:p> padded</text:p>
                  </text:list-item>
                  <text:list-item>
                    <text:p> plain</text:p>
                  </text:list-item>
                </text:list>
              </table:table-cell>
              <table:table-cell office:value-type="float" office:value="1056075035">
                <text:p>1056075035</text:p>
              </table:table-cell>
              <table:table-cell office:value-type="float" office:value="1079704892">
                <text:p>1079704892</text:p>
              </table:table-cell>
              <table:table-cell office:value-type="float" office:value="1296372127">
                <text:p>1296372127</text:p>
              </table:table-cell>
            </table:table-row>
            <table:table-row>
              <table:table-cell office:value-type="string">
                <text:p>plain  padded  direct</text:p>
                <text:list>
                  <text:list-item>
                    <text:p>plain</text:p>
                  </text:list-item>
                  <text:list-item>
                    <text:p> padded</text:p>
                  </text:list-item>
                  <text:list-item>
                    <text:p> direct</text:p>
                  </text:list-item>
                </text:list>
              </table:table-cell>
              <table:table-cell office:value-type="float" office:value="1054380339">
                <text:p>1054380339</text:p>
              </table:table-cell>
              <table:table-cell office:value-type="float" office:value="1096203105">
                <text:p>1096203105</text:p>
              </table:table-cell>
              <table:table-cell office:value-type="float" office:value="2134069875">
                <text:p>2134069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000000000" chart:interval-major="50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363cm" svg:height="13.229cm" xlink:href=".." xlink:type="simple" chart:class="chart:bar" chart:style-name="ch1">
        <chart:legend chart:legend-position="end" svg:x="32.1cm" svg:y="5.817cm" style:legend-expansion="high" chart:style-name="ch2"/>
        <chart:plot-area chart:style-name="ch3" table:cell-range-address="c12.A1:c12.F12" chart:data-source-has-labels="column" svg:x="1.137cm" svg:y="1.191cm" svg:width="29.589cm" svg:height="11.354cm">
          <chartooo:coordinate-region svg:x="5.2cm" svg:y="1.84cm" svg:width="24.598cm" svg:height="10.058cm"/>
          <chart:axis chart:dimension="x" chart:name="primary-x" chart:style-name="ch4" chartooo:axis-type="auto">
            <chartooo:date-scale/>
            <chart:categories table:cell-range-address="c12.A1:c12.C1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c12.D1:c12.D12" chart:class="chart:bar">
            <chart:data-point chart:repeated="12"/>
          </chart:series>
          <chart:series chart:attached-axis="primary-y" chart:style-name="ch9" chart:values-cell-range-address="c12.E1:c12.E12" chart:class="chart:bar">
            <chart:data-point chart:repeated="12"/>
          </chart:series>
          <chart:series chart:attached-axis="primary-y" chart:style-name="ch10" chart:values-cell-range-address="c12.F1:c12.F12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volatile  single  plain</text:p>
                <text:list>
                  <text:list-item>
                    <text:p>volatile</text:p>
                  </text:list-item>
                  <text:list-item>
                    <text:p> single</text:p>
                  </text:list-item>
                  <text:list-item>
                    <text:p> plain</text:p>
                  </text:list-item>
                </text:list>
                <draw:g>
                  <svg:desc>c12.A1:c12.C12</svg:desc>
                </draw:g>
              </table:table-cell>
              <table:table-cell office:value-type="float" office:value="2026328891">
                <text:p>2026328891</text:p>
                <draw:g>
                  <svg:desc>c12.D1:c12.D12</svg:desc>
                </draw:g>
              </table:table-cell>
              <table:table-cell office:value-type="float" office:value="5283770185">
                <text:p>5283770185</text:p>
                <draw:g>
                  <svg:desc>c12.E1:c12.E12</svg:desc>
                </draw:g>
              </table:table-cell>
              <table:table-cell office:value-type="float" office:value="5624962507">
                <text:p>5624962507</text:p>
                <draw:g>
                  <svg:desc>c12.F1:c12.F12</svg:desc>
                </draw:g>
              </table:table-cell>
            </table:table-row>
            <table:table-row>
              <table:table-cell office:value-type="string">
                <text:p>volatile  single  direct</text:p>
                <text:list>
                  <text:list-item>
                    <text:p>volatile</text:p>
                  </text:list-item>
                  <text:list-item>
                    <text:p> single</text:p>
                  </text:list-item>
                  <text:list-item>
                    <text:p> direct</text:p>
                  </text:list-item>
                </text:list>
              </table:table-cell>
              <table:table-cell office:value-type="float" office:value="3302773837">
                <text:p>3302773837</text:p>
              </table:table-cell>
              <table:table-cell office:value-type="float" office:value="5650604430">
                <text:p>5650604430</text:p>
              </table:table-cell>
              <table:table-cell office:value-type="float" office:value="5788935133">
                <text:p>5788935133</text:p>
              </table:table-cell>
            </table:table-row>
            <table:table-row>
              <table:table-cell office:value-type="string">
                <text:p>volatile  padded  plain</text:p>
                <text:list>
                  <text:list-item>
                    <text:p>volatile</text:p>
                  </text:list-item>
                  <text:list-item>
                    <text:p> padded</text:p>
                  </text:list-item>
                  <text:list-item>
                    <text:p> plain</text:p>
                  </text:list-item>
                </text:list>
              </table:table-cell>
              <table:table-cell office:value-type="float" office:value="4113933731">
                <text:p>4113933731</text:p>
              </table:table-cell>
              <table:table-cell office:value-type="float" office:value="5509780132">
                <text:p>5509780132</text:p>
              </table:table-cell>
              <table:table-cell office:value-type="float" office:value="5664937549">
                <text:p>5664937549</text:p>
              </table:table-cell>
            </table:table-row>
            <table:table-row>
              <table:table-cell office:value-type="string">
                <text:p>volatile  padded  direct</text:p>
                <text:list>
                  <text:list-item>
                    <text:p>volatile</text:p>
                  </text:list-item>
                  <text:list-item>
                    <text:p> padded</text:p>
                  </text:list-item>
                  <text:list-item>
                    <text:p> direct</text:p>
                  </text:list-item>
                </text:list>
              </table:table-cell>
              <table:table-cell office:value-type="float" office:value="3694334336">
                <text:p>3694334336</text:p>
              </table:table-cell>
              <table:table-cell office:value-type="float" office:value="5749356849">
                <text:p>5749356849</text:p>
              </table:table-cell>
              <table:table-cell office:value-type="float" office:value="5854124301">
                <text:p>5854124301</text:p>
              </table:table-cell>
            </table:table-row>
            <table:table-row>
              <table:table-cell office:value-type="string">
                <text:p>ordered  single  plain</text:p>
                <text:list>
                  <text:list-item>
                    <text:p>ordered</text:p>
                  </text:list-item>
                  <text:list-item>
                    <text:p> single</text:p>
                  </text:list-item>
                  <text:list-item>
                    <text:p> plain</text:p>
                  </text:list-item>
                </text:list>
              </table:table-cell>
              <table:table-cell office:value-type="float" office:value="917623992">
                <text:p>917623992</text:p>
              </table:table-cell>
              <table:table-cell office:value-type="float" office:value="1103288517">
                <text:p>1103288517</text:p>
              </table:table-cell>
              <table:table-cell office:value-type="float" office:value="2799978648">
                <text:p>2799978648</text:p>
              </table:table-cell>
            </table:table-row>
            <table:table-row>
              <table:table-cell office:value-type="string">
                <text:p>ordered  single  direct</text:p>
                <text:list>
                  <text:list-item>
                    <text:p>ordered</text:p>
                  </text:list-item>
                  <text:list-item>
                    <text:p> single</text:p>
                  </text:list-item>
                  <text:list-item>
                    <text:p> direct</text:p>
                  </text:list-item>
                </text:list>
              </table:table-cell>
              <table:table-cell office:value-type="float" office:value="1459786947">
                <text:p>1459786947</text:p>
              </table:table-cell>
              <table:table-cell office:value-type="float" office:value="1925809011">
                <text:p>1925809011</text:p>
              </table:table-cell>
              <table:table-cell office:value-type="float" office:value="2098603026">
                <text:p>2098603026</text:p>
              </table:table-cell>
            </table:table-row>
            <table:table-row>
              <table:table-cell office:value-type="string">
                <text:p>ordered  padded  plain</text:p>
                <text:list>
                  <text:list-item>
                    <text:p>ordered</text:p>
                  </text:list-item>
                  <text:list-item>
                    <text:p> padded</text:p>
                  </text:list-item>
                  <text:list-item>
                    <text:p> plain</text:p>
                  </text:list-item>
                </text:list>
              </table:table-cell>
              <table:table-cell office:value-type="float" office:value="339640742">
                <text:p>339640742</text:p>
              </table:table-cell>
              <table:table-cell office:value-type="float" office:value="1189233116">
                <text:p>1189233116</text:p>
              </table:table-cell>
              <table:table-cell office:value-type="float" office:value="1321257821">
                <text:p>1321257821</text:p>
              </table:table-cell>
            </table:table-row>
            <table:table-row>
              <table:table-cell office:value-type="string">
                <text:p>ordered  padded  direct</text:p>
                <text:list>
                  <text:list-item>
                    <text:p>ordered</text:p>
                  </text:list-item>
                  <text:list-item>
                    <text:p> padded</text:p>
                  </text:list-item>
                  <text:list-item>
                    <text:p> direct</text:p>
                  </text:list-item>
                </text:list>
              </table:table-cell>
              <table:table-cell office:value-type="float" office:value="469695418">
                <text:p>469695418</text:p>
              </table:table-cell>
              <table:table-cell office:value-type="float" office:value="1204462104">
                <text:p>1204462104</text:p>
              </table:table-cell>
              <table:table-cell office:value-type="float" office:value="1306489075">
                <text:p>1306489075</text:p>
              </table:table-cell>
            </table:table-row>
            <table:table-row>
              <table:table-cell office:value-type="string">
                <text:p>plain  single  plain</text:p>
                <text:list>
                  <text:list-item>
                    <text:p>plain</text:p>
                  </text:list-item>
                  <text:list-item>
                    <text:p> single</text:p>
                  </text:list-item>
                  <text:list-item>
                    <text:p> plain</text:p>
                  </text:list-item>
                </text:list>
              </table:table-cell>
              <table:table-cell office:value-type="float" office:value="302770007">
                <text:p>302770007</text:p>
              </table:table-cell>
              <table:table-cell office:value-type="float" office:value="1020669744">
                <text:p>1020669744</text:p>
              </table:table-cell>
              <table:table-cell office:value-type="float" office:value="1164217855">
                <text:p>1164217855</text:p>
              </table:table-cell>
            </table:table-row>
            <table:table-row>
              <table:table-cell office:value-type="string">
                <text:p>plain  single  direct</text:p>
                <text:list>
                  <text:list-item>
                    <text:p>plain</text:p>
                  </text:list-item>
                  <text:list-item>
                    <text:p> single</text:p>
                  </text:list-item>
                  <text:list-item>
                    <text:p> direct</text:p>
                  </text:list-item>
                </text:list>
              </table:table-cell>
              <table:table-cell office:value-type="float" office:value="336186027">
                <text:p>336186027</text:p>
              </table:table-cell>
              <table:table-cell office:value-type="float" office:value="972279168">
                <text:p>972279168</text:p>
              </table:table-cell>
              <table:table-cell office:value-type="float" office:value="1255333121">
                <text:p>1255333121</text:p>
              </table:table-cell>
            </table:table-row>
            <table:table-row>
              <table:table-cell office:value-type="string">
                <text:p>plain  padded  plain</text:p>
                <text:list>
                  <text:list-item>
                    <text:p>plain</text:p>
                  </text:list-item>
                  <text:list-item>
                    <text:p> padded</text:p>
                  </text:list-item>
                  <text:list-item>
                    <text:p> plain</text:p>
                  </text:list-item>
                </text:list>
              </table:table-cell>
              <table:table-cell office:value-type="float" office:value="314649127">
                <text:p>314649127</text:p>
              </table:table-cell>
              <table:table-cell office:value-type="float" office:value="821876744">
                <text:p>821876744</text:p>
              </table:table-cell>
              <table:table-cell office:value-type="float" office:value="928495203">
                <text:p>928495203</text:p>
              </table:table-cell>
            </table:table-row>
            <table:table-row>
              <table:table-cell office:value-type="string">
                <text:p>plain  padded  direct</text:p>
                <text:list>
                  <text:list-item>
                    <text:p>plain</text:p>
                  </text:list-item>
                  <text:list-item>
                    <text:p> padded</text:p>
                  </text:list-item>
                  <text:list-item>
                    <text:p> direct</text:p>
                  </text:list-item>
                </text:list>
              </table:table-cell>
              <table:table-cell office:value-type="float" office:value="313160101">
                <text:p>313160101</text:p>
              </table:table-cell>
              <table:table-cell office:value-type="float" office:value="1038259581">
                <text:p>1038259581</text:p>
              </table:table-cell>
              <table:table-cell office:value-type="float" office:value="1069964470">
                <text:p>10699644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000000000" chart:interval-major="50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537cm" svg:height="13.981cm" xlink:href=".." xlink:type="simple" chart:class="chart:bar" chart:style-name="ch1">
        <chart:legend chart:legend-position="end" svg:x="31.274cm" svg:y="6.193cm" style:legend-expansion="high" chart:style-name="ch2"/>
        <chart:plot-area chart:style-name="ch3" table:cell-range-address="c13.A1:c13.F12" chart:data-source-has-labels="column" svg:x="1.12cm" svg:y="1.251cm" svg:width="28.814cm" svg:height="12.031cm">
          <chartooo:coordinate-region svg:x="4.839cm" svg:y="1.251cm" svg:width="24.167cm" svg:height="11.384cm"/>
          <chart:axis chart:dimension="x" chart:name="primary-x" chart:style-name="ch4" chartooo:axis-type="auto">
            <chartooo:date-scale/>
            <chart:categories table:cell-range-address="c13.A1:c13.C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13.D1:c13.D12" chart:class="chart:bar">
            <chart:data-point chart:repeated="3"/>
          </chart:series>
          <chart:series chart:style-name="ch8" chart:values-cell-range-address="c13.E1:c13.E12" chart:class="chart:bar">
            <chart:data-point chart:repeated="3"/>
          </chart:series>
          <chart:series chart:style-name="ch9" chart:values-cell-range-address="c13.F1:c13.F1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volatile  single  plain</text:p>
                <text:list>
                  <text:list-item>
                    <text:p>volatile</text:p>
                  </text:list-item>
                  <text:list-item>
                    <text:p> single</text:p>
                  </text:list-item>
                  <text:list-item>
                    <text:p> plain</text:p>
                  </text:list-item>
                </text:list>
                <draw:g>
                  <svg:desc>c13.A1:c13.C12</svg:desc>
                </draw:g>
              </table:table-cell>
              <table:table-cell office:value-type="float" office:value="1860656965">
                <text:p>1860656965</text:p>
                <draw:g>
                  <svg:desc>c13.D1:c13.D12</svg:desc>
                </draw:g>
              </table:table-cell>
              <table:table-cell office:value-type="float" office:value="1903058053">
                <text:p>1903058053</text:p>
                <draw:g>
                  <svg:desc>c13.E1:c13.E12</svg:desc>
                </draw:g>
              </table:table-cell>
              <table:table-cell office:value-type="float" office:value="1931121402">
                <text:p>1931121402</text:p>
                <draw:g>
                  <svg:desc>c13.F1:c13.F12</svg:desc>
                </draw:g>
              </table:table-cell>
            </table:table-row>
            <table:table-row>
              <table:table-cell office:value-type="string">
                <text:p>ordered  single  plain</text:p>
                <text:list>
                  <text:list-item>
                    <text:p>ordered</text:p>
                  </text:list-item>
                  <text:list-item>
                    <text:p> single</text:p>
                  </text:list-item>
                  <text:list-item>
                    <text:p> plain</text:p>
                  </text:list-item>
                </text:list>
              </table:table-cell>
              <table:table-cell office:value-type="float" office:value="698596551">
                <text:p>698596551</text:p>
              </table:table-cell>
              <table:table-cell office:value-type="float" office:value="702587092">
                <text:p>702587092</text:p>
              </table:table-cell>
              <table:table-cell office:value-type="float" office:value="1160206896">
                <text:p>1160206896</text:p>
              </table:table-cell>
            </table:table-row>
            <table:table-row>
              <table:table-cell office:value-type="string">
                <text:p>plain  single  plain</text:p>
                <text:list>
                  <text:list-item>
                    <text:p>plain</text:p>
                  </text:list-item>
                  <text:list-item>
                    <text:p> single</text:p>
                  </text:list-item>
                  <text:list-item>
                    <text:p> plain</text:p>
                  </text:list-item>
                </text:list>
              </table:table-cell>
              <table:table-cell office:value-type="float" office:value="189728680">
                <text:p>189728680</text:p>
              </table:table-cell>
              <table:table-cell office:value-type="float" office:value="198094228">
                <text:p>198094228</text:p>
              </table:table-cell>
              <table:table-cell office:value-type="float" office:value="232631822">
                <text:p>2326318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